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213.15mm"/>
    </style:style>
    <style:style style:name="co4" style:family="table-column">
      <style:table-column-properties fo:break-before="auto" style:column-width="199.0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pension(TD,P,V) :- pension_fun(TD,P,PF), pension_ud(TD,P,PU), V is PF + PU.</text:p>
          </table:table-cell>
          <table:table-cell office:value-type="string" calcext:value-type="string">
            <text:p>Pension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2]&amp;&quot;', '&quot;&amp;[.D2]&amp;&quot;' , 1); &quot;" office:value-type="string" office:string-value="insert into ruler.predicado(dominio, nombre, descripcion, tipo_predicado)     values (4, 'total_pension(TD,P,V) :- pension_fun(TD,P,PF), pension_ud(TD,P,PU), V is PF + PU.', 'Pension total. TD es el total devengado por la persona, P periodo' , 1); " calcext:value-type="string">
            <text:p>insert into ruler.predicado(dominio, nombre, descripcion, tipo_predicado) <text:s text:c="4"/>values (4, 'total_pension(TD,P,V) :- pension_fun(TD,P,PF), pension_ud(TD,P,PU), V is PF + PU.', 'Pension total. TD es el total devengado por la persona, P periodo' , 1); 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(TD @&lt; LI -&gt; PF is 0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LS is 16 * SM, (TD @&gt;= LI, TD @&lt; LS <text:s/>-&gt; PF is 0.01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7 * SM, LS is 18 * SM, (TD @&gt;= LI, TD @&lt; LS <text:s/>-&gt; PF is 0.014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SB(S,I,V) :- V is S*(1+I).</text:p>
          </table:table-cell>
          <table:table-cell office:value-type="string" calcext:value-type="string">
            <text:p>OperaciÃ³n para hallar nuevo salario basico, recibiendo S (Salario del cargo del funcionario), I(% de incremento) y retornando V como resulta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GR(S,I,V) :- V is S*(1+I).</text:p>
          </table:table-cell>
          <table:table-cell office:value-type="string" calcext:value-type="string">
            <text:p>Operacion para aumento sobre gastos de representacion, recibe S salario segun caRgo, I porcentaje de aumen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trans(2016,153274,5928700).</text:p>
          </table:table-cell>
          <table:table-cell office:value-type="string" calcext:value-type="string">
            <text:p>Tope y valor de auxilio de transporte para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ilio_transporte(S,P,DL,V) :- parametro_auxilio_trans(P,VA,TO), (S @&gt;= TO -&gt; V is 0 ; <text:s/>V is (DL/30)*VA).</text:p>
          </table:table-cell>
          <table:table-cell office:value-type="string" calcext:value-type="string">
            <text:p>Operacion de auxilio de transporte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(S,DL,M,P,C,V) :- <text:s/>periodo_liq_gastosrep(M), porcentaje_gr(P,C,A),V is ((S*A)*(DL/30) rnd 0).</text:p>
          </table:table-cell>
          <table:table-cell office:value-type="string" calcext:value-type="string">
            <text:p>Operacion para gastos de representacion, recibe S salario segun cargo, DL dias a liqudar, C cargo (id cargo), devuelve 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ali(2016,140932,5928700).</text:p>
          </table:table-cell>
          <table:table-cell office:value-type="string" calcext:value-type="string">
            <text:p>Tope y valor de auxilio de alimentaciÃ³n para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idio_alimentacion(S,P,DL,V) :- parametro_auxilio_ali(P,VA,TO), (S @&gt;= TO -&gt; V is 0 ; <text:s/>V is (DL/30)*VA).</text:p>
          </table:table-cell>
          <table:table-cell office:value-type="string" calcext:value-type="string">
            <text:p>Operacion de auxilio de alimentos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_laborados(A1,M1,D1,A2,M2,D2,V) :- A is (A2 - A1) * 12, (D2 @&lt; D1 -&gt; M is (M2 - M1) - 1; M is M2 - M1), V is A + M.</text:p>
          </table:table-cell>
          <table:table-cell office:value-type="string" calcext:value-type="string">
            <text:p>Operacion para hallar los meses entre la fecha actual y la fecha de ingreso de funcionar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aborados(A1,M1,D1,A2,M2,D2, V) :- meses_laborados(A1,M1,D1,A2,M2,D2, D), V is (D * 30).</text:p>
          </table:table-cell>
          <table:table-cell office:value-type="string" calcext:value-type="string">
            <text:p>Segun los meses laborados, calcula los dÃ­as laborados por funcion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pa(DT,DPA) :- (DT @&gt; 0, DT @=&lt; 1440 -&gt; DPA is 1; DT @&gt;= 1441, DT @=&lt; 3240 -&gt; DPA is 2 ; DT @&gt;= 3241, DT @=&lt; 5040 -&gt; DPA is 3; DT @&gt;= 5041, DT @=&lt; 99999 -&gt; DPA is 4; DPA is 0).</text:p>
          </table:table-cell>
          <table:table-cell office:value-type="string" calcext:value-type="string">
            <text:p>CÃ¡lculo del porcentaje de prima de antiguedad segun los dias laborad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salud(TD,P,V) :- salud_fun(TD,P,SF), salud_ud(TD,P,SU), V is SF + SU.</text:p>
          </table:table-cell>
          <table:table-cell office:value-type="string" calcext:value-type="string">
            <text:p>Salud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ud(TD,P,V) :- porcentaje_pension(P,2,PF), V is (TD * PF rnd 0).</text:p>
          </table:table-cell>
          <table:table-cell office:value-type="string" calcext:value-type="string">
            <text:p>Pension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6 * SM, LS is 17 * SM, (TD @&gt;= LI, TD @&lt; LS <text:s/>-&gt; PF is 0.01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tecnica(S,DL,M,P,V) :- periodo_primatec(M), X is P/ 100, V is ((S*X) * (DL/30) rnd 0).</text:p>
          </table:table-cell>
          <table:table-cell office:value-type="string" calcext:value-type="string">
            <text:p>Operacion para prima tecnica. Recibe S salario por cargo, DL dias a liquidar. P % prima tecnica por funcionario. Devuelve 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8 * SM, LS is 19 * SM, (TD @&gt;= LI, TD @&lt; LS <text:s/>-&gt; PF is 0.016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9 * SM, LS is 20 * SM, (TD @&gt;= LI, TD @=&lt; LS <text:s/>-&gt; PF is 0.018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20 * SM, (TD @&gt; LI -&gt; PF is 0.0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do_solidaridad_fun(TD,P,V) :- salario_minimo(P,SM),porcentaje_fondo(TD, SM, PF), (V is PF * TD rnd 0).</text:p>
          </table:table-cell>
          <table:table-cell office:value-type="string" calcext:value-type="string">
            <text:p>Operacion para fondo de solidaridad, recibe total devengado y salario minimo vig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rio_minimo(2017, 737717).</text:p>
          </table:table-cell>
          <table:table-cell office:value-type="string" calcext:value-type="string">
            <text:p>Salario minimo mensual vig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concep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6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 V):-seg_social(exterior_familia,_,_,_,_,_,_), p_salud(exterior_familia,P,PP), V is PP.</text:p>
          </table:table-cell>
          <table:table-cell office:value-type="string" calcext:value-type="string">
            <text:p>Porcentaje de salud para 1 = funcionario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V):- \+(seg_social(exterior_familia,_,_,_,_,_,_))-&gt; p_salud(otro,P,PP), V is PP.</text:p>
          </table:table-cell>
          <table:table-cell office:value-type="string" calcext:value-type="string">
            <text:p>Porcentaje de salud para 2 = UD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secretarial(S,P,C,M,DT,V) :- secretario(C), periodo_liq_primsec(M), (DT @&gt; 0, DT @=&lt; 360 -&gt; Z is 1 ; DT @&gt;= 361, DT @=&lt; 1080 -&gt; Z is 2 ; DT @&gt;= 1081, DT @=&lt; 2880 -&gt; Z is 3; DT @&gt;= 2881, DT @=&lt; 5400 -&gt; Z is 4; DT @&gt;5401 -&gt; Z is 5; Z is 1), porcentaje_ps(P,Z,A), V is (S*A rnd 0).</text:p>
          </table:table-cell>
          <table:table-cell office:value-type="string" calcext:value-type="string">
            <text:p>Prima semestral. Recibe S salario, P periodo, fecha ingreso de funcionario y fecha act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6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2).</text:p>
          </table:table-cell>
          <table:table-cell office:value-type="string" calcext:value-type="string">
            <text:p>Periodo a liquidar y dias a los que correpsonde. 2 es 30 día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0).</text:p>
          </table:table-cell>
          <table:table-cell office:value-type="string" calcext:value-type="string">
            <text:p>Periodo a liquidar y dias a los que corresponde. 0 es 15 dias de primera quincena del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3).</text:p>
          </table:table-cell>
          <table:table-cell office:value-type="string" calcext:value-type="string">
            <text:p>Periodo a liquidar y dias a los que corresponde. 3 es mes de juni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1).</text:p>
          </table:table-cell>
          <table:table-cell office:value-type="string" calcext:value-type="string">
            <text:p>Periodo a liquidar y dias a los que corresponde. 1 es 15 dias de la segunda quince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(S,N,DL,V):- <text:s/>periodo_sb(N), V is ((DL/30)*S rnd 0).</text:p>
          </table:table-cell>
          <table:table-cell office:value-type="string" calcext:value-type="string">
            <text:p>OperaciÃ³n para hallar salario basico, recibiendo S (Salario del cargo del funcionario), DL (dias a liquidar) y retornando V como resulta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1).</text:p>
          </table:table-cell>
          <table:table-cell office:value-type="string" calcext:value-type="string">
            <text:p>Periodo para el cual se debe hallar el concepto de gastos de representacion. Si es 1, es fin de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2).</text:p>
          </table:table-cell>
          <table:table-cell office:value-type="string" calcext:value-type="string">
            <text:p>Periodo para el cual se debe hallar el concepto de gastos de representacion. Si es 2, es liquidacion a 30 dia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3).</text:p>
          </table:table-cell>
          <table:table-cell office:value-type="string" calcext:value-type="string">
            <text:p>Periodo para el cual se debe hallar el concepto de gastos de representacion. Si es 3, juni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2).</text:p>
          </table:table-cell>
          <table:table-cell office:value-type="string" calcext:value-type="string">
            <text:p>Periodo para el cual se debe hallar el concepto de gastos de representacion. Es 5 pues es anual, segun el emplead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1).</text:p>
          </table:table-cell>
          <table:table-cell office:value-type="string" calcext:value-type="string">
            <text:p>Periodo para el cual se debe hallar el concepto de prima de antiguedad. Si es 1, es la segund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2).</text:p>
          </table:table-cell>
          <table:table-cell office:value-type="string" calcext:value-type="string">
            <text:p>Periodo para el cual se debe hallar el concepto de prima de antiguedad. Si es 2, son los 30 dias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3).</text:p>
          </table:table-cell>
          <table:table-cell office:value-type="string" calcext:value-type="string">
            <text:p>Periodo para el cual se debe hallar el concepto de prima de antiguedad. Si es 3, es jun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1).</text:p>
          </table:table-cell>
          <table:table-cell office:value-type="string" calcext:value-type="string">
            <text:p>Periodo para el cual se debe hallar el concepto de prima secretarial. Si es 1, es la segunda quincena del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84).</text:p>
          </table:table-cell>
          <table:table-cell office:value-type="string" calcext:value-type="string">
            <text:p>Ids de cargo de secret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3).</text:p>
          </table:table-cell>
          <table:table-cell office:value-type="string" calcext:value-type="string">
            <text:p>s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1).</text:p>
          </table:table-cell>
          <table:table-cell office:value-type="string" calcext:value-type="string">
            <text:p>Operacion para gastos de representacion, para manejar excepcion de cargos que no apliqu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2).</text:p>
          </table:table-cell>
          <table:table-cell office:value-type="string" calcext:value-type="string">
            <text:p>Periodo para el cual se debe hallar el concepto de prima secretarial. Si es 2, 30 dia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05).</text:p>
          </table:table-cell>
          <table:table-cell office:value-type="string" calcext:value-type="string">
            <text:p>Id de cargos de secret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10).</text:p>
          </table:table-cell>
          <table:table-cell office:value-type="string" calcext:value-type="string">
            <text:p>Id de cargos de secretari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periodo_liq_bonserv(M),gr(S,DL,M,P,C,GR), prima_ant(S,DL,M,P,DLA,PA), V is ((S + GR + PA) * 0.35 rnd 0).</text:p>
          </table:table-cell>
          <table:table-cell office:value-type="string" calcext:value-type="string">
            <text:p>Operacion bonificacion por servicios SI cargo del funcionario posee gastos de representacion. 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1).</text:p>
          </table:table-cell>
          <table:table-cell office:value-type="string" calcext:value-type="string">
            <text:p>Periodo de liquidación para prima técnica. 1 es segunda quincena del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3).</text:p>
          </table:table-cell>
          <table:table-cell office:value-type="string" calcext:value-type="string">
            <text:p>Periodo de liquidación para prima técnica. 3 es jun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((Y==porcentaje)-&gt;(salario_base(V),valor_pago(V, F), R is F * (Z/100))).</text:p>
          </table:table-cell>
          <table:table-cell office:value-type="string" calcext:value-type="string">
            <text:p>Regla para calculo de novedades porcentu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0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2), V is ((30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ant(S,DL,M,P,DLA,V) :- periodo_liq_primaant(M), dias_pa(DLA,DP), porcentaje_pa(P,DP,PA), V is ((S * PA) * (DL/30) rnd 0).</text:p>
          </table:table-cell>
          <table:table-cell office:value-type="string" calcext:value-type="string">
            <text:p>Operacion prima antiguedad. Recibe S salario, DL dias liquidar, P periodo. Ffecha ingreso funcionario y fecha act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2).</text:p>
          </table:table-cell>
          <table:table-cell office:value-type="string" calcext:value-type="string">
            <text:p>Periodo de liquidación para prima técnica. 2 es mes completo (30 dias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4).</text:p>
          </table:table-cell>
          <table:table-cell office:value-type="string" calcext:value-type="string">
            <text:p>Periodo para el cual se debe hallar el concepto de gastos de representacion. Si es 4, es prima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4).</text:p>
          </table:table-cell>
          <table:table-cell office:value-type="string" calcext:value-type="string">
            <text:p>Periodo para el cual se debe hallar el concepto de prima de antiguedad. Si es 4, prima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4).</text:p>
          </table:table-cell>
          <table:table-cell office:value-type="string" calcext:value-type="string">
            <text:p>Periodo a liquidar y dias a los que corresponde. 4 es prima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6).</text:p>
          </table:table-cell>
          <table:table-cell office:value-type="string" calcext:value-type="string">
            <text:p>Periodo de liquidación para prima técnica. 4 es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periodo_liq_bonserv(M), \+(gr(S,DL,M,P,C,GR)) -&gt; GR is 0, prima_ant(S,DL,M,P,DLA,PA), V is ((S + GR + PA) * 0.35 rnd 0).</text:p>
          </table:table-cell>
          <table:table-cell office:value-type="string" calcext:value-type="string">
            <text:p>Regla para bonificación por servicios si funcionario no posee gastos de representac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0).</text:p>
          </table:table-cell>
          <table:table-cell office:value-type="string" calcext:value-type="string">
            <text:p>Periodo de liquidación para prima técnica. 0 es primer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1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engo(0,prueba).</text:p>
          </table:table-cell>
          <table:table-cell office:value-type="string" calcext:value-type="string">
            <text:p>Regla de prueba para los devengos que deben ser tomados en cuenta en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horasExtras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9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asigAdicDec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1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comision_norem).</text:p>
          </table:table-cell>
          <table:table-cell office:value-type="string" calcext:value-type="string">
            <text:p>Regla para tener en cuenta la comisión no remunerada en el cálculo de días a liquid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3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licencia_norem).</text:p>
          </table:table-cell>
          <table:table-cell office:value-type="string" calcext:value-type="string">
            <text:p>Regla para tener en cuenta la licencia no remunerada en el cálculo de días a liquid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_social(prueba,1,1,1,1,1,1).</text:p>
          </table:table-cell>
          <table:table-cell office:value-type="string" calcext:value-type="string">
            <text:p>Concepto de ejempl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ud_fun(TD,P,M,V):- \+(seg_social(comision_estudio,_,_,_,_,_,_)) -&gt; periodo_liq_salud(M),porcentaje_salud(P,PF), V is (TD * PF rnd 0).</text:p>
          </table:table-cell>
          <table:table-cell office:value-type="string" calcext:value-type="string">
            <text:p>Salud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dades_devengos(X):- devengo(V,N), conceptos_ibc(N), X is V.</text:p>
          </table:table-cell>
          <table:table-cell office:value-type="string" calcext:value-type="string">
            <text:p>Regla que verifica si la novedad de devengo debe ser tenida en cuenta para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).</text:p>
          </table:table-cell>
          <table:table-cell office:value-type="string" calcext:value-type="string">
            <text:p>Hecho que contiene nombre de concepto que debe ser tenido en cuenta en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salarioBase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gastosRep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bonServ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maAnt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ibc(V):- concepto_ibc(X), sumar_ibc(X,Y), V is Y.</text:p>
          </table:table-cell>
          <table:table-cell office:value-type="string" calcext:value-type="string">
            <text:p>Regla para calcular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Tec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1).</text:p>
          </table:table-cell>
          <table:table-cell office:value-type="string" calcext:value-type="string">
            <text:p>Periodo para el que aplica cálculo de salud. 1 es la segund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2).</text:p>
          </table:table-cell>
          <table:table-cell office:value-type="string" calcext:value-type="string">
            <text:p>Periodo para el que aplica cálculo de salud. 2 es mes complet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1).</text:p>
          </table:table-cell>
          <table:table-cell office:value-type="string" calcext:value-type="string">
            <text:p>Periodo para el que aplica calculo de pension. 1 es segund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2).</text:p>
          </table:table-cell>
          <table:table-cell office:value-type="string" calcext:value-type="string">
            <text:p>Periodo para el que aplica cálculo de pension. 2 es mes complet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fun(TD,P,M,V):- periodo_liq_pension(M),porcentaje_pension(P,1,PF), V is (TD * PF rnd 0).</text:p>
          </table:table-cell>
          <table:table-cell office:value-type="string" calcext:value-type="string">
            <text:p>Pension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ps(DL,V):-(DL@&gt;=360 -&gt; V is 37; DL &lt; 90 -&gt; V is 0; V is ((DL*46) / 360 rnd 0)). </text:p>
          </table:table-cell>
          <table:table-cell office:value-type="string" calcext:value-type="string">
            <text:p>Regla para calcular días de liquidacion de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4,15).</text:p>
          </table:table-cell>
          <table:table-cell office:value-type="string" calcext:value-type="string">
            <text:p>Para la nómina 4 (prima de vacaciones), los dias a liquidar son 15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5,21).</text:p>
          </table:table-cell>
          <table:table-cell office:value-type="string" calcext:value-type="string">
            <text:p>Para la nómina 5 (sueldo vacaciones), los días a liquidar son 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6,30).</text:p>
          </table:table-cell>
          <table:table-cell office:value-type="string" calcext:value-type="string">
            <text:p>Para la nómina 6 (prima navidad), los dias son 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5).</text:p>
          </table:table-cell>
          <table:table-cell office:value-type="string" calcext:value-type="string">
            <text:p>Periodo para el que aplica la prima técnica. 6 es la prima de nav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5).</text:p>
          </table:table-cell>
          <table:table-cell office:value-type="string" calcext:value-type="string">
            <text:p>Periodo para el que aplican gastos de representación. 5 es el sueldo de vacaciones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6).</text:p>
          </table:table-cell>
          <table:table-cell office:value-type="string" calcext:value-type="string">
            <text:p>Periodo para el que aplica calculo de gastos de representacion. 6 es la prima de navidad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5).</text:p>
          </table:table-cell>
          <table:table-cell office:value-type="string" calcext:value-type="string">
            <text:p>Periodo para el que aplica prima de antigüedad. 5 es sueldo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6).</text:p>
          </table:table-cell>
          <table:table-cell office:value-type="string" calcext:value-type="string">
            <text:p>Periodo para el que ap'lica prima de antigüedad. 6 es prima navidad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5).</text:p>
          </table:table-cell>
          <table:table-cell office:value-type="string" calcext:value-type="string">
            <text:p>Periodo para el que aplica salario base. 5 es sueldo de vacacion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6).</text:p>
          </table:table-cell>
          <table:table-cell office:value-type="string" calcext:value-type="string">
            <text:p>Periodo para el que aplica salario base. 6 es prima nav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4).</text:p>
          </table:table-cell>
          <table:table-cell office:value-type="string" calcext:value-type="string">
            <text:p>Periodo para el que aplica hallar prima técnica. 4 es la prima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bs(N,D,V):- bonificacion_servicio_ps(N,X), V is ((X/12) * (D/30) rnd 0).</text:p>
          </table:table-cell>
          <table:table-cell office:value-type="string" calcext:value-type="string">
            <text:p>Doceava bonificacion por servicios adm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v(N,V) :- prima_vacaciones(N,X), V is (X/12 rnd 0).</text:p>
          </table:table-cell>
          <table:table-cell office:value-type="string" calcext:value-type="string">
            <text:p>Doceava prima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(N,V):-bonificacion_servicio(N,X), V is (X/12 rnd 0).</text:p>
          </table:table-cell>
          <table:table-cell office:value-type="string" calcext:value-type="string">
            <text:p>Doceava bonificacion por servic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2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195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3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2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195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3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s(N,V):- prima_servicios(N,X), V is (X/12 rnd 0).</text:p>
          </table:table-cell>
          <table:table-cell office:value-type="string" calcext:value-type="string">
            <text:p>Doceava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laboral).</text:p>
          </table:table-cell>
          <table:table-cell office:value-type="string" calcext:value-type="string">
            <text:p>Regla para tener en cuenta la incapacidad laboral en la afectación de seguridad soci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general).</text:p>
          </table:table-cell>
          <table:table-cell office:value-type="string" calcext:value-type="string">
            <text:p>Regla para tener en cuenta la incapacidad laboral en la afectacin de seguridad social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6,0.04).</text:p>
          </table:table-cell>
          <table:table-cell office:value-type="string" calcext:value-type="string">
            <text:p>asda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orcentaje_gr(2017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67]&amp;&quot;', '&quot;&amp;[.D167]&amp;&quot;' , 1); &quot;" office:value-type="string" office:string-value="insert into ruler.predicado(dominio, nombre, descripcion, tipo_predicado)     values (4, 'porcentaje_gr(2017,3, 0.20).', 'factor que asocia porcentaje de para gastos de representacion segun cargo. Cargo 6 = secretario_general' , 1); " calcext:value-type="string">
            <text:p>insert into ruler.predicado(dominio, nombre, descripcion, tipo_predicado) <text:s text:c="4"/>values (4, 'porcentaje_gr(2017,3, 0.20).', 'factor que asocia porcentaje de para gastos de representacion segun cargo. Cargo 6 = secretario_general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68]&amp;&quot;', '&quot;&amp;[.D168]&amp;&quot;' , 1); &quot;" office:value-type="string" office:string-value="insert into ruler.predicado(dominio, nombre, descripcion, tipo_predicado)     values (4, 'porcentaje_gr(2017,1, 0.50).', 'factor que asocia porcentaje de para gastos de representacion segun cargo. Cargo 1 = rector' , 1); " calcext:value-type="string">
            <text:p>insert into ruler.predicado(dominio, nombre, descripcion, tipo_predicado) <text:s text:c="4"/>values (4, 'porcentaje_gr(2017,1, 0.50).', 'factor que asocia porcentaje de para gastos de representacion segun cargo. Cargo 1 = rector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69]&amp;&quot;', '&quot;&amp;[.D169]&amp;&quot;' , 1); &quot;" office:value-type="string" office:string-value="insert into ruler.predicado(dominio, nombre, descripcion, tipo_predicado)     values (4, 'porcentaje_gr(2017,2, 0.50).', 'factor que asocia porcentaje de para gastos de representacion segun cargo. Cargo 2 = Vicerrector' , 1); " calcext:value-type="string">
            <text:p>insert into ruler.predicado(dominio, nombre, descripcion, tipo_predicado) <text:s text:c="4"/>values (4, 'porcentaje_gr(2017,2, 0.50).', 'factor que asocia porcentaje de para gastos de representacion segun cargo. Cargo 2 = Vicerrector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0]&amp;&quot;', '&quot;&amp;[.D170]&amp;&quot;' , 1); &quot;" office:value-type="string" office:string-value="insert into ruler.predicado(dominio, nombre, descripcion, tipo_predicado)     values (4, 'porcentaje_gr(2017,218, 0.30).', 'factor que asocia porcentaje de para gastos de representacion segun cargo. Cargo 5 = decano_de_universidad' , 1); " calcext:value-type="string">
            <text:p>insert into ruler.predicado(dominio, nombre, descripcion, tipo_predicado) <text:s text:c="4"/>values (4, 'porcentaje_gr(2017,218, 0.30).', 'factor que asocia porcentaje de para gastos de representacion segun cargo. Cargo 5 = decano_de_universidad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1]&amp;&quot;', '&quot;&amp;[.D171]&amp;&quot;' , 1); &quot;" office:value-type="string" office:string-value="insert into ruler.predicado(dominio, nombre, descripcion, tipo_predicado)     values (4, 'porcentaje_gr(2017,263, 0.50).', 'factor que asocia porcentaje de para gastos de representacion segun cargo. Cargo 3 = Vicerrector_academico' , 1); " calcext:value-type="string">
            <text:p>insert into ruler.predicado(dominio, nombre, descripcion, tipo_predicado) <text:s text:c="4"/>values (4, 'porcentaje_gr(2017,263, 0.50).', 'factor que asocia porcentaje de para gastos de representacion segun cargo. Cargo 3 = Vicerrector_academic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2]&amp;&quot;', '&quot;&amp;[.D172]&amp;&quot;' , 1); &quot;" office:value-type="string" office:string-value="insert into ruler.predicado(dominio, nombre, descripcion, tipo_predicado)     values (4, 'porcentaje_gr(2017,265, 0.50).', 'Porcentaje de gastos de representación para cargo 265' , 1); " calcext:value-type="string">
            <text:p>insert into ruler.predicado(dominio, nombre, descripcion, tipo_predicado) <text:s text:c="4"/>values (4, 'porcentaje_gr(2017,265, 0.50).', 'Porcentaje de gastos de representación para cargo 265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3]&amp;&quot;', '&quot;&amp;[.D173]&amp;&quot;' , 1); &quot;" office:value-type="string" office:string-value="insert into ruler.predicado(dominio, nombre, descripcion, tipo_predicado)     values (4, 'porcentaje_gr(2017,264, 0.50).', 'factor que asocia porcentaje de para gastos de representacion segun cargo. Cargo 4 = Vicerrector_admin_financiero' , 1); " calcext:value-type="string">
            <text:p>insert into ruler.predicado(dominio, nombre, descripcion, tipo_predicado) <text:s text:c="4"/>values (4, 'porcentaje_gr(2017,264, 0.50).', 'factor que asocia porcentaje de para gastos de representacion segun cargo. Cargo 4 = Vicerrector_admin_financier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4]&amp;&quot;', '&quot;&amp;[.D174]&amp;&quot;' , 1); &quot;" office:value-type="string" office:string-value="insert into ruler.predicado(dominio, nombre, descripcion, tipo_predicado)     values (4, 'porcentaje_pa(2017, 1, 0).', 'Porcentaje para prima antiguedad. Segun rango de dias, existe un porcentaje' , 1); " calcext:value-type="string">
            <text:p>insert into ruler.predicado(dominio, nombre, descripcion, tipo_predicado) <text:s text:c="4"/>values (4, 'porcentaje_pa(2017, 1, 0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5]&amp;&quot;', '&quot;&amp;[.D175]&amp;&quot;' , 1); &quot;" office:value-type="string" office:string-value="insert into ruler.predicado(dominio, nombre, descripcion, tipo_predicado)     values (4, 'porcentaje_pa(2017,2,0.03).', 'Porcentaje para prima antiguedad. Segun rango de dias, existe un porcentaje' , 1); " calcext:value-type="string">
            <text:p>insert into ruler.predicado(dominio, nombre, descripcion, tipo_predicado) <text:s text:c="4"/>values (4, 'porcentaje_pa(2017,2,0.03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6]&amp;&quot;', '&quot;&amp;[.D176]&amp;&quot;' , 1); &quot;" office:value-type="string" office:string-value="insert into ruler.predicado(dominio, nombre, descripcion, tipo_predicado)     values (4, 'porcentaje_pa(2017,3,0.05).', 'Porcentaje para prima antiguedad. Segun rango de dias, existe un porcentaje' , 1); " calcext:value-type="string">
            <text:p>insert into ruler.predicado(dominio, nombre, descripcion, tipo_predicado) <text:s text:c="4"/>values (4, 'porcentaje_pa(2017,3,0.05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7]&amp;&quot;', '&quot;&amp;[.D177]&amp;&quot;' , 1); &quot;" office:value-type="string" office:string-value="insert into ruler.predicado(dominio, nombre, descripcion, tipo_predicado)     values (4, 'porcentaje_pa(2017,4,0.07).', 'Porcentaje para prima antiguedad. Segun rango de dias, existe un porcentaje' , 1); " calcext:value-type="string">
            <text:p>insert into ruler.predicado(dominio, nombre, descripcion, tipo_predicado) <text:s text:c="4"/>values (4, 'porcentaje_pa(2017,4,0.07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8]&amp;&quot;', '&quot;&amp;[.D178]&amp;&quot;' , 1); &quot;" office:value-type="string" office:string-value="insert into ruler.predicado(dominio, nombre, descripcion, tipo_predicado)     values (4, 'porcentaje_ps(2017,1, 0).', 'Porcentaje para prima secretarial. Segun rango de dias, existe un porcentaje' , 1); " calcext:value-type="string">
            <text:p>insert into ruler.predicado(dominio, nombre, descripcion, tipo_predicado) <text:s text:c="4"/>values (4, 'porcentaje_ps(2017,1, 0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9]&amp;&quot;', '&quot;&amp;[.D179]&amp;&quot;' , 1); &quot;" office:value-type="string" office:string-value="insert into ruler.predicado(dominio, nombre, descripcion, tipo_predicado)     values (4, 'porcentaje_ps(2017,2, 0.03).', 'Porcentaje para prima secretarial. Segun rango de dias, existe un porcentaje' , 1); " calcext:value-type="string">
            <text:p>insert into ruler.predicado(dominio, nombre, descripcion, tipo_predicado) <text:s text:c="4"/>values (4, 'porcentaje_ps(2017,2, 0.03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0]&amp;&quot;', '&quot;&amp;[.D180]&amp;&quot;' , 1); &quot;" office:value-type="string" office:string-value="insert into ruler.predicado(dominio, nombre, descripcion, tipo_predicado)     values (4, 'porcentaje_ps(2017,3, 0.05).', 'Porcentaje para prima secretarial. Segun rango de dias, existe un porcentaje' , 1); " calcext:value-type="string">
            <text:p>insert into ruler.predicado(dominio, nombre, descripcion, tipo_predicado) <text:s text:c="4"/>values (4, 'porcentaje_ps(2017,3, 0.05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1]&amp;&quot;', '&quot;&amp;[.D181]&amp;&quot;' , 1); &quot;" office:value-type="string" office:string-value="insert into ruler.predicado(dominio, nombre, descripcion, tipo_predicado)     values (4, 'porcentaje_ps(2017,4, 0.07).', 'Porcentaje para prima secretarial. Segun rango de dias, existe un porcentaje' , 1); " calcext:value-type="string">
            <text:p>insert into ruler.predicado(dominio, nombre, descripcion, tipo_predicado) <text:s text:c="4"/>values (4, 'porcentaje_ps(2017,4, 0.07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2]&amp;&quot;', '&quot;&amp;[.D182]&amp;&quot;' , 1); &quot;" office:value-type="string" office:string-value="insert into ruler.predicado(dominio, nombre, descripcion, tipo_predicado)     values (4, 'porcentaje_ps(2017,5, 0.09).', 'Porcentaje para prima secretarial. Segun rango de dias, existe un porcentaje' , 1); " calcext:value-type="string">
            <text:p>insert into ruler.predicado(dominio, nombre, descripcion, tipo_predicado) <text:s text:c="4"/>values (4, 'porcentaje_ps(2017,5, 0.09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3]&amp;&quot;', '&quot;&amp;[.D183]&amp;&quot;' , 1); &quot;" office:value-type="string" office:string-value="insert into ruler.predicado(dominio, nombre, descripcion, tipo_predicado)     values (4, 'porcentaje_pension(2017,1, 0.04).', 'Porcentaje de pension para 1 = funcionario en 2016' , 1); " calcext:value-type="string">
            <text:p>insert into ruler.predicado(dominio, nombre, descripcion, tipo_predicado) <text:s text:c="4"/>values (4, 'porcentaje_pension(2017,1, 0.04).', 'Porcentaje de pension para 1 = funcionario en 2016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4]&amp;&quot;', '&quot;&amp;[.D184]&amp;&quot;' , 1); &quot;" office:value-type="string" office:string-value="insert into ruler.predicado(dominio, nombre, descripcion, tipo_predicado)     values (4, 'porcentaje_pension(2017,2, 0.125).', 'Porcentaje de pension para 2 = UD en 2016' , 1); " calcext:value-type="string">
            <text:p>insert into ruler.predicado(dominio, nombre, descripcion, tipo_predicado) <text:s text:c="4"/>values (4, 'porcentaje_pension(2017,2, 0.125).', 'Porcentaje de pension para 2 = UD en 2016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7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5]&amp;&quot;', '&quot;&amp;[.D185]&amp;&quot;' , 1); &quot;" office:value-type="string" office:string-value="insert into ruler.predicado(dominio, nombre, descripcion, tipo_predicado)     values (4, 'p_salud(exterior_familia, 2017,0.015).', 'Salud por UD. TD es el total devengado por la persona, P periodo' , 1); " calcext:value-type="string">
            <text:p>insert into ruler.predicado(dominio, nombre, descripcion, tipo_predicado) <text:s text:c="4"/>values (4, 'p_salud(exterior_familia, 2017,0.015).', 'Salud por UD. TD es el total devengado por la persona, P period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7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6]&amp;&quot;', '&quot;&amp;[.D186]&amp;&quot;' , 1); &quot;" office:value-type="string" office:string-value="insert into ruler.predicado(dominio, nombre, descripcion, tipo_predicado)     values (4, 'concepto(prueba, devengo, porcentaje, salud,0.5 , 2017).', 'Regla de prueba' , 1); " calcext:value-type="string">
            <text:p>insert into ruler.predicado(dominio, nombre, descripcion, tipo_predicado) <text:s text:c="4"/>values (4, 'concepto(prueba, devengo, porcentaje, salud,0.5 , 2017).', 'Regla de prueba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7,0.04).</text:p>
          </table:table-cell>
          <table:table-cell office:value-type="string" calcext:value-type="string">
            <text:p>asda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7]&amp;&quot;', '&quot;&amp;[.D187]&amp;&quot;' , 1); &quot;" office:value-type="string" office:string-value="insert into ruler.predicado(dominio, nombre, descripcion, tipo_predicado)     values (4, 'p_salud(otro, 2017,0.04).', 'asda' , 1); " calcext:value-type="string">
            <text:p>insert into ruler.predicado(dominio, nombre, descripcion, tipo_predicado) <text:s text:c="4"/>values (4, 'p_salud(otro, 2017,0.04).', 'asda' , 1);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0:19:02.5794219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07-10T10:32:04.412450687</dc:date>
    <dc:creator>Maria Ortiz</dc:creator>
    <meta:editing-duration>PT19M43S</meta:editing-duration>
    <meta:editing-cycles>4</meta:editing-cycles>
    <meta:document-statistic meta:table-count="1" meta:cell-count="929" meta:object-count="0"/>
  </office:meta>
</office:document-meta>
</file>